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5812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17.53" calcext:value-type="float">
            <text:p>17.53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286 kWh</text:p>
          </table:table-cell>
          <table:table-cell office:value-type="float" office:value="1877.23" calcext:value-type="float">
            <text:p>1877.23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8</text:p>
          </table:table-cell>
          <table:table-cell/>
          <table:table-cell office:value-type="float" office:value="20.45" calcext:value-type="float">
            <text:p>20.45</text:p>
          </table:table-cell>
          <table:table-cell office:value-type="string" calcext:value-type="string">
            <text:p>T-0</text:p>
          </table:table-cell>
          <table:table-cell office:value-type="float" office:value="2082.84" calcext:value-type="float">
            <text:p>2082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21.91" calcext:value-type="float">
            <text:p>21.91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352 kWh</text:p>
          </table:table-cell>
          <table:table-cell office:value-type="float" office:value="2350.18" calcext:value-type="float">
            <text:p>2350.18</text:p>
          </table:table-cell>
          <table:table-cell office:value-type="string" calcext:value-type="string">
            <text:p>13-12-2017</text:p>
          </table:table-cell>
          <table:table-cell office:value-type="string" calcext:value-type="string">
            <text:p>13-01-2018</text:p>
          </table:table-cell>
          <table:table-cell office:value-type="float" office:value="164.51" calcext:value-type="float">
            <text:p>164.51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T-0</text:p>
          </table:table-cell>
          <table:table-cell office:value-type="float" office:value="2728.77" calcext:value-type="float">
            <text:p>2728.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2.35" calcext:value-type="float">
            <text:p>22.35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351 kWh</text:p>
          </table:table-cell>
          <table:table-cell office:value-type="float" office:value="2333.11" calcext:value-type="float">
            <text:p>2333.11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3-12-2017</text:p>
          </table:table-cell>
          <table:table-cell office:value-type="float" office:value="163.32" calcext:value-type="float">
            <text:p>163.32</text:p>
          </table:table-cell>
          <table:table-cell office:value-type="float" office:value="24.99" calcext:value-type="float">
            <text:p>24.99</text:p>
          </table:table-cell>
          <table:table-cell office:value-type="string" calcext:value-type="string">
            <text:p>T-0</text:p>
          </table:table-cell>
          <table:table-cell office:value-type="float" office:value="2710.09" calcext:value-type="float">
            <text:p>2710.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17.21" calcext:value-type="float">
            <text:p>17.21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343 kWh</text:p>
          </table:table-cell>
          <table:table-cell office:value-type="float" office:value="2265.5" calcext:value-type="float">
            <text:p>2265.5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58.59" calcext:value-type="float">
            <text:p>158.59</text:p>
          </table:table-cell>
          <table:table-cell office:value-type="float" office:value="24.31" calcext:value-type="float">
            <text:p>24.31</text:p>
          </table:table-cell>
          <table:table-cell office:value-type="string" calcext:value-type="string">
            <text:p>T-0</text:p>
          </table:table-cell>
          <table:table-cell office:value-type="float" office:value="2631.24" calcext:value-type="float">
            <text:p>2631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25.14" calcext:value-type="float">
            <text:p>25.14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333 kWh</text:p>
          </table:table-cell>
          <table:table-cell office:value-type="float" office:value="2184.67" calcext:value-type="float">
            <text:p>2184.67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52.93" calcext:value-type="float">
            <text:p>152.93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T-0</text:p>
          </table:table-cell>
          <table:table-cell office:value-type="float" office:value="2551.2" calcext:value-type="float">
            <text:p>2551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18.37" calcext:value-type="float">
            <text:p>18.37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349 kWh</text:p>
          </table:table-cell>
          <table:table-cell office:value-type="float" office:value="2290.02" calcext:value-type="float">
            <text:p>2290.02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160.3" calcext:value-type="float">
            <text:p>160.3</text:p>
          </table:table-cell>
          <table:table-cell office:value-type="float" office:value="24.54" calcext:value-type="float">
            <text:p>24.54</text:p>
          </table:table-cell>
          <table:table-cell office:value-type="string" calcext:value-type="string">
            <text:p>T-0</text:p>
          </table:table-cell>
          <table:table-cell office:value-type="float" office:value="2657.52" calcext:value-type="float">
            <text:p>2657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16.69" calcext:value-type="float">
            <text:p>16.69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420 kWh</text:p>
          </table:table-cell>
          <table:table-cell office:value-type="float" office:value="2786.62" calcext:value-type="float">
            <text:p>2786.62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195.06" calcext:value-type="float">
            <text:p>195.06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T-0</text:p>
          </table:table-cell>
          <table:table-cell office:value-type="float" office:value="3191.49" calcext:value-type="float">
            <text:p>3191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15.26" calcext:value-type="float">
            <text:p>15.26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375 kWh</text:p>
          </table:table-cell>
          <table:table-cell office:value-type="float" office:value="2455.96" calcext:value-type="float">
            <text:p>2455.96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171.92" calcext:value-type="float">
            <text:p>171.92</text:p>
          </table:table-cell>
          <table:table-cell office:value-type="float" office:value="26.19" calcext:value-type="float">
            <text:p>26.19</text:p>
          </table:table-cell>
          <table:table-cell office:value-type="string" calcext:value-type="string">
            <text:p>T-0</text:p>
          </table:table-cell>
          <table:table-cell office:value-type="float" office:value="2832.28" calcext:value-type="float">
            <text:p>2832.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16.2" calcext:value-type="float">
            <text:p>16.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347 kWh</text:p>
          </table:table-cell>
          <table:table-cell office:value-type="float" office:value="2218.24" calcext:value-type="float">
            <text:p>2218.24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155.28" calcext:value-type="float">
            <text:p>155.28</text:p>
          </table:table-cell>
          <table:table-cell office:value-type="float" office:value="23.81" calcext:value-type="float">
            <text:p>23.81</text:p>
          </table:table-cell>
          <table:table-cell office:value-type="string" calcext:value-type="string">
            <text:p>T-0</text:p>
          </table:table-cell>
          <table:table-cell office:value-type="float" office:value="2575.8" calcext:value-type="float">
            <text:p>2575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17.88" calcext:value-type="float">
            <text:p>17.88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374 kWh</text:p>
          </table:table-cell>
          <table:table-cell office:value-type="float" office:value="2376.25" calcext:value-type="float">
            <text:p>2376.25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66.34" calcext:value-type="float">
            <text:p>166.34</text:p>
          </table:table-cell>
          <table:table-cell office:value-type="float" office:value="25.39" calcext:value-type="float">
            <text:p>25.39</text:p>
          </table:table-cell>
          <table:table-cell office:value-type="string" calcext:value-type="string">
            <text:p>T-0</text:p>
          </table:table-cell>
          <table:table-cell office:value-type="float" office:value="2748.33" calcext:value-type="float">
            <text:p>2748.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13.43" calcext:value-type="float">
            <text:p>13.43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320 kWh</text:p>
          </table:table-cell>
          <table:table-cell office:value-type="float" office:value="1996.33" calcext:value-type="float">
            <text:p>1996.33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139.74" calcext:value-type="float">
            <text:p>139.74</text:p>
          </table:table-cell>
          <table:table-cell office:value-type="float" office:value="21.58" calcext:value-type="float">
            <text:p>21.58</text:p>
          </table:table-cell>
          <table:table-cell office:value-type="string" calcext:value-type="string">
            <text:p>T-0</text:p>
          </table:table-cell>
          <table:table-cell office:value-type="float" office:value="2332.87" calcext:value-type="float">
            <text:p>2332.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15.28" calcext:value-type="float">
            <text:p>15.28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332 kWh</text:p>
          </table:table-cell>
          <table:table-cell office:value-type="float" office:value="2070.52" calcext:value-type="float">
            <text:p>2070.52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144.94" calcext:value-type="float">
            <text:p>144.94</text:p>
          </table:table-cell>
          <table:table-cell office:value-type="float" office:value="22.32" calcext:value-type="float">
            <text:p>22.32</text:p>
          </table:table-cell>
          <table:table-cell office:value-type="string" calcext:value-type="string">
            <text:p>T-0</text:p>
          </table:table-cell>
          <table:table-cell office:value-type="float" office:value="2414.21" calcext:value-type="float">
            <text:p>2414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6:57:07.807000000</meta:creation-date>
    <dc:date>2018-03-26T17:01:41.820000000</dc:date>
    <meta:editing-duration>PT4M34S</meta:editing-duration>
    <meta:editing-cycles>1</meta:editing-cycles>
    <meta:document-statistic meta:table-count="1" meta:cell-count="154" meta:object-count="0"/>
    <meta:generator>LibreOffice/5.3.4.2$Windows_x86 LibreOffice_project/f82d347ccc0be322489bf7da61d7e4ad13fe2ff3</meta:generator>
  </office:meta>
</office:document-meta>
</file>